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999999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Convolutional Filter Spec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Stride</text:p>
          </table:table-cell>
          <table:table-cell office:value-type="string" calcext:value-type="string">
            <text:p>Filter Siz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style-name="ce3" table:number-columns-repeated="3"/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lize</text:p>
          </table:table-cell>
          <table:table-cell table:style-name="ce3" table:number-columns-repeated="3"/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volution 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([.F4]-[.D5]+1)/[.C5]" office:value-type="float" office:value="158" calcext:value-type="float">
            <text:p>158</text:p>
          </table:table-cell>
          <table:table-cell table:formula="of:=([.G4]-[.D5]+1)/[.C5]" office:value-type="float" office:value="33" calcext:value-type="float">
            <text:p>33</text:p>
          </table:table-cell>
          <table:table-cell table:formula="of:=[.E5]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volution 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formula="of:=([.F5]-[.D6]+1)/[.C6]" office:value-type="float" office:value="77" calcext:value-type="float">
            <text:p>77</text:p>
          </table:table-cell>
          <table:table-cell table:formula="of:=ROUND(([.G5]-[.D6]+1)/[.C6])" office:value-type="float" office:value="15" calcext:value-type="float">
            <text:p>15</text:p>
          </table:table-cell>
          <table:table-cell table:formula="of:=[.E6]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olution 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ROUND(([.F6]-[.D7]+1)/[.C7])" office:value-type="float" office:value="37" calcext:value-type="float">
            <text:p>37</text:p>
          </table:table-cell>
          <table:table-cell table:formula="of:=ROUND(([.G6]-[.D7]+1)/[.C7])" office:value-type="float" office:value="6" calcext:value-type="float">
            <text:p>6</text:p>
          </table:table-cell>
          <table:table-cell table:formula="of:=[.E7]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volution 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([.F7]-[.D8]+1)/[.C8]" office:value-type="float" office:value="35" calcext:value-type="float">
            <text:p>35</text:p>
          </table:table-cell>
          <table:table-cell table:formula="of:=([.G7]-[.D8]+1)/[.C8]" office:value-type="float" office:value="4" calcext:value-type="float">
            <text:p>4</text:p>
          </table:table-cell>
          <table:table-cell table:formula="of:=[.E8]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volution 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([.F8]-[.D9]+1)/[.C9]" office:value-type="float" office:value="33" calcext:value-type="float">
            <text:p>33</text:p>
          </table:table-cell>
          <table:table-cell table:formula="of:=([.G8]-[.D9]+1)/[.C9]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atten</text:p>
          </table:table-cell>
          <table:table-cell table:style-name="ce4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4424" calcext:value-type="float">
            <text:p>442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ully Connected 1</text:p>
          </table:table-cell>
          <table:table-cell table:style-name="ce4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212" calcext:value-type="float">
            <text:p>221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y Connected 2</text:p>
          </table:table-cell>
          <table:table-cell table:style-name="ce4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lly Connected 3</text:p>
          </table:table-cell>
          <table:table-cell table:style-name="ce4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ully Connected 4</text:p>
          </table:table-cell>
          <table:table-cell table:style-name="ce4"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ully Connected 5</text:p>
          </table:table-cell>
          <table:table-cell table:style-name="ce4"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3:11:17.683262863</meta:creation-date>
    <dc:date>2018-02-26T23:36:21.807724085</dc:date>
    <meta:editing-duration>PT14M53S</meta:editing-duration>
    <meta:editing-cycles>4</meta:editing-cycles>
    <meta:generator>LibreOffice/5.1.6.2$Linux_X86_64 LibreOffice_project/10m0$Build-2</meta:generator>
    <meta:document-statistic meta:table-count="1" meta:cell-count="88" meta:object-count="0"/>
  </office:meta>
</office:document-meta>
</file>